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style:font-name="Arial Black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style:font-name="Arial Black" fo:font-size="60pt" fo:font-style="normal" fo:font-weight="bold" style:font-size-asian="60pt" style:font-size-complex="60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Ogarnij mnie, Płomieniu,</text:span><text:span text:style-name="T1"><text:line-break/></text:span><text:span text:style-name="T1">Ogarnij mnie, Strumieniu!</text:span><text:span text:style-name="T1"><text:line-break/></text:span><text:span text:style-name="T1">Jesteś Wichrem Boga, który ożywia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Masz moc dać</text:span><text:span text:style-name="T1"><text:line-break/></text:span><text:span text:style-name="T1">nowe życie,</text:span><text:span text:style-name="T1"><text:line-break/></text:span><text:span text:style-name="T1">napełniasz mnie obficie.</text:span><text:span text:style-name="T1"><text:line-break/></text:span><text:span text:style-name="T1">Kiedy Ty przychodzisz,</text:span><text:span text:style-name="T1"><text:line-break/></text:span><text:span text:style-name="T1">wszystko proste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Ref. Wypełnij mnie po brzegi.</text:span><text:span text:style-name="T1"><text:line-break/></text:span><text:span text:style-name="T1">Chcę być Tobie posłuszny.</text:span><text:span text:style-name="T1"><text:line-break/></text:span><text:span text:style-name="T1">Zaprowadź moją duszę</text:span><text:span text:style-name="T1"><text:line-break/></text:span><text:span text:style-name="T1">tam gdzie źródło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Mocą Swą poruszaj</text:span><text:span text:style-name="T1"><text:line-break/></text:span><text:span text:style-name="T1">o Duchu Święty</text:span><text:span text:style-name="T1"><text:line-break/></text:span><text:span text:style-name="T1">Ogniu, przyjdź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1-02T18:59:40</meta:creation-date>
    <dc:date>2016-01-16T16:04:12.859000000</dc:date>
    <dc:language>pl-PL</dc:language>
    <meta:editing-cycles>23</meta:editing-cycles>
    <meta:editing-duration>PT19M25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